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2359a6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ef5b7" style:font-size-asian="10.5pt" style:font-size-complex="10.5pt"/>
    </style:style>
    <style:style style:name="P4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2259f3" style:font-size-asian="10.5pt" style:font-size-complex="10.5pt"/>
    </style:style>
    <style:style style:name="P5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2707f8" style:font-size-asian="10.5pt" style:font-size-complex="10.5pt"/>
    </style:style>
    <style:style style:name="P6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2fae80" style:font-size-asian="10.5pt" style:font-size-complex="10.5pt"/>
    </style:style>
    <style:style style:name="P7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4bd347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11e049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officeooo:rsid="002259f3" officeooo:paragraph-rsid="002259f3" style:font-size-asian="10.5pt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1469e9" officeooo:paragraph-rsid="001469e9" style:font-size-asian="10.5pt" style:font-weight-asian="normal" style:font-size-complex="10.5pt"/>
    </style:style>
    <style:style style:name="P11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fo:font-size="10.5pt" fo:background-color="transparent" style:font-size-asian="10.5pt" style:font-size-complex="10.5pt"/>
    </style:style>
    <style:style style:name="P13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style:font-size-asian="10.5pt" style:font-size-complex="10.5pt"/>
    </style:style>
    <style:style style:name="P14" style:family="paragraph" style:parent-style-name="Text_20_body">
      <style:paragraph-properties fo:margin-top="0.101cm" fo:margin-bottom="0.199cm" loext:contextual-spacing="false" fo:line-height="100%"/>
      <style:text-properties fo:color="#6666ff" style:font-name="Liberation Mono" fo:font-size="9pt" officeooo:rsid="00310587" officeooo:paragraph-rsid="00310587" style:font-size-asian="9pt" style:font-size-complex="9pt"/>
    </style:style>
    <style:style style:name="P15" style:family="paragraph" style:parent-style-name="Text_20_body">
      <style:paragraph-properties fo:margin-top="0.101cm" fo:margin-bottom="0.199cm" loext:contextual-spacing="false" fo:line-height="100%"/>
      <style:text-properties fo:color="#6666ff" style:font-name="Liberation Mono" fo:font-size="9pt" officeooo:paragraph-rsid="002e63f0" fo:background-color="transparent" style:font-size-asian="9pt" style:font-size-complex="9pt"/>
    </style:style>
    <style:style style:name="P16" style:family="paragraph" style:parent-style-name="Text_20_body">
      <style:paragraph-properties fo:margin-top="0.101cm" fo:margin-bottom="0.199cm" loext:contextual-spacing="false" fo:line-height="100%"/>
      <style:text-properties fo:color="#3333ff" fo:font-size="10.5pt" officeooo:rsid="001aaf87" officeooo:paragraph-rsid="001aaf87" style:font-size-asian="10.5pt" style:font-size-complex="10.5pt"/>
    </style:style>
    <style:style style:name="P17" style:family="paragraph" style:parent-style-name="Text_20_body">
      <style:paragraph-properties fo:margin-top="0.101cm" fo:margin-bottom="0.199cm" loext:contextual-spacing="false" fo:line-height="100%"/>
      <style:text-properties fo:color="#3333ff" fo:font-size="10.5pt" officeooo:rsid="002707f8" officeooo:paragraph-rsid="003ee3e7" style:font-size-asian="10.5pt" style:font-size-complex="10.5pt"/>
    </style:style>
    <style:style style:name="P18" style:family="paragraph" style:parent-style-name="Text_20_body">
      <style:paragraph-properties fo:margin-top="0.101cm" fo:margin-bottom="0.199cm" loext:contextual-spacing="false" fo:line-height="100%"/>
      <style:text-properties fo:color="#3333ff" fo:font-size="10.5pt" officeooo:rsid="002707f8" officeooo:paragraph-rsid="0040470f" style:font-size-asian="10.5pt" style:font-size-complex="10.5pt"/>
    </style:style>
    <style:style style:name="P19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officeooo:rsid="002707f8" officeooo:paragraph-rsid="002707f8" style:font-size-asian="9pt" style:font-size-complex="9pt"/>
    </style:style>
    <style:style style:name="P20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officeooo:rsid="001aaf87" officeooo:paragraph-rsid="001aaf87" style:font-size-asian="9pt" style:font-size-complex="9pt"/>
    </style:style>
    <style:style style:name="P21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officeooo:rsid="001a2b21" officeooo:paragraph-rsid="001a2b21" style:font-size-asian="9pt" style:font-size-complex="9pt"/>
    </style:style>
    <style:style style:name="P22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officeooo:rsid="003af782" officeooo:paragraph-rsid="003af782" style:font-size-asian="9pt" style:font-size-complex="9pt"/>
    </style:style>
    <style:style style:name="P23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officeooo:rsid="0044bc08" officeooo:paragraph-rsid="00467599" style:font-size-asian="9pt" style:font-size-complex="9pt"/>
    </style:style>
    <style:style style:name="P24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fo:font-weight="normal" officeooo:rsid="003c2daa" officeooo:paragraph-rsid="003c2daa" style:font-size-asian="7.84999990463257pt" style:font-weight-asian="normal" style:font-size-complex="9pt"/>
    </style:style>
    <style:style style:name="P25" style:family="paragraph" style:parent-style-name="Text_20_body">
      <style:paragraph-properties fo:margin-top="0.101cm" fo:margin-bottom="0.199cm" loext:contextual-spacing="false" fo:line-height="100%"/>
      <style:text-properties fo:color="#0000ff" style:font-name="Liberation Mono" fo:font-size="9pt" officeooo:rsid="001ef5b7" officeooo:paragraph-rsid="001ef5b7" style:font-size-asian="9pt" style:font-size-complex="9pt"/>
    </style:style>
    <style:style style:name="P26" style:family="paragraph" style:parent-style-name="Text_20_body">
      <style:paragraph-properties fo:margin-top="0.101cm" fo:margin-bottom="0.199cm" loext:contextual-spacing="false" fo:line-height="100%"/>
      <style:text-properties fo:color="#0000ff" style:font-name="Liberation Mono" fo:font-size="9pt" officeooo:rsid="00310587" officeooo:paragraph-rsid="00310587" style:font-size-asian="9pt" style:font-size-complex="9pt"/>
    </style:style>
    <style:style style:name="P27" style:family="paragraph" style:parent-style-name="Text_20_body">
      <style:paragraph-properties fo:margin-top="0.101cm" fo:margin-bottom="0.199cm" loext:contextual-spacing="false" fo:line-height="100%"/>
      <style:text-properties fo:color="#0000ff" style:font-name="Liberation Mono" fo:font-size="9pt" officeooo:paragraph-rsid="002e63f0" style:font-size-asian="9pt" style:font-size-complex="9pt"/>
    </style:style>
    <style:style style:name="P28" style:family="paragraph" style:parent-style-name="Text_20_body">
      <style:paragraph-properties fo:margin-top="0.101cm" fo:margin-bottom="0.199cm" loext:contextual-spacing="false" fo:line-height="100%"/>
      <style:text-properties fo:color="#0000ff" style:font-name="Liberation Mono" fo:font-size="9pt" officeooo:rsid="00353404" officeooo:paragraph-rsid="00353404" style:font-size-asian="9pt" style:font-size-complex="9pt"/>
    </style:style>
    <style:style style:name="P29" style:family="paragraph" style:parent-style-name="Text_20_body">
      <style:paragraph-properties fo:margin-top="0.101cm" fo:margin-bottom="0.199cm" loext:contextual-spacing="false" fo:line-height="100%"/>
      <style:text-properties fo:color="#0000ff" style:font-name="Liberation Mono" fo:font-size="9pt" fo:font-weight="bold" officeooo:rsid="00310587" officeooo:paragraph-rsid="00310587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margin-top="0.101cm" fo:margin-bottom="0.199cm" loext:contextual-spacing="false" fo:line-height="100%"/>
      <style:text-properties style:font-name="Liberation Mono" fo:font-size="9pt" officeooo:paragraph-rsid="00319e12" style:font-size-asian="9pt" style:font-size-complex="9pt"/>
    </style:style>
    <style:style style:name="P31" style:family="paragraph" style:parent-style-name="Text_20_body">
      <style:paragraph-properties fo:margin-top="0.101cm" fo:margin-bottom="0.199cm" loext:contextual-spacing="false" fo:line-height="100%"/>
      <style:text-properties style:font-name="Liberation Mono" fo:font-size="9pt" officeooo:paragraph-rsid="002707f8" style:font-size-asian="9pt" style:font-size-complex="9pt"/>
    </style:style>
    <style:style style:name="P32" style:family="paragraph" style:parent-style-name="Text_20_body">
      <style:paragraph-properties fo:margin-top="0.101cm" fo:margin-bottom="0.199cm" loext:contextual-spacing="false" fo:line-height="100%"/>
      <style:text-properties style:font-name="Liberation Mono" fo:font-size="9pt" officeooo:rsid="00353404" officeooo:paragraph-rsid="00353404" style:font-size-asian="9pt" style:font-size-complex="9pt"/>
    </style:style>
    <style:style style:name="P33" style:family="paragraph" style:parent-style-name="Text_20_body">
      <style:paragraph-properties fo:margin-top="0.101cm" fo:margin-bottom="0.199cm" loext:contextual-spacing="false" fo:line-height="100%"/>
      <style:text-properties style:use-window-font-color="true" fo:font-size="10.5pt" fo:background-color="transparent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fo:color="#3333ff" fo:font-size="10.5pt" officeooo:rsid="0037009a" officeooo:paragraph-rsid="0037009a" style:font-size-asian="10.5pt" style:font-size-complex="10.5pt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officeooo:rsid="0037009a" officeooo:paragraph-rsid="0037009a" style:font-size-asian="9pt" style:font-size-complex="9pt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officeooo:rsid="001aaf87" officeooo:paragraph-rsid="001aaf87" style:font-size-asian="9pt" style:font-size-complex="9pt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officeooo:rsid="001aaf87" officeooo:paragraph-rsid="001ac5e6" style:font-size-asian="9pt" style:font-size-complex="9pt"/>
    </style:style>
    <style:style style:name="P38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officeooo:rsid="001aaf87" officeooo:paragraph-rsid="00282c27" style:font-size-asian="9pt" style:font-size-complex="9pt"/>
    </style:style>
    <style:style style:name="P39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officeooo:rsid="001aaf87" officeooo:paragraph-rsid="0037009a" style:font-size-asian="9pt" style:font-size-complex="9pt"/>
    </style:style>
    <style:style style:name="P40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officeooo:rsid="0038000a" officeooo:paragraph-rsid="0038000a" style:font-size-asian="9pt" style:font-size-complex="9pt"/>
    </style:style>
    <style:style style:name="P41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fo:font-weight="bold" officeooo:rsid="001aaf87" officeooo:paragraph-rsid="0037009a" style:font-size-asian="9pt" style:font-weight-asian="bold" style:font-size-complex="9pt" style:font-weight-complex="bold"/>
    </style:style>
    <style:style style:name="P42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fo:font-weight="normal" officeooo:rsid="001ac5e6" officeooo:paragraph-rsid="001ac5e6" style:font-size-asian="9pt" style:font-weight-asian="normal" style:font-size-complex="9pt" style:font-weight-complex="normal"/>
    </style:style>
    <style:style style:name="P43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fo:font-weight="normal" officeooo:rsid="001aaf87" officeooo:paragraph-rsid="001b9f7a" style:font-size-asian="9pt" style:font-weight-asian="normal" style:font-size-complex="9pt" style:font-weight-complex="normal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fo:font-weight="normal" officeooo:rsid="001aaf87" officeooo:paragraph-rsid="001aaf87" style:font-size-asian="9pt" style:font-weight-asian="normal" style:font-size-complex="9pt" style:font-weight-complex="normal"/>
    </style:style>
    <style:style style:name="P45" style:family="paragraph" style:parent-style-name="Text_20_body">
      <style:paragraph-properties fo:margin-top="0cm" fo:margin-bottom="0cm" loext:contextual-spacing="false" fo:line-height="100%"/>
      <style:text-properties fo:color="#6666ff" style:font-name="Liberation Mono" fo:font-size="9pt" officeooo:rsid="00264191" officeooo:paragraph-rsid="00264191" style:font-size-asian="9pt" style:font-size-complex="9pt"/>
    </style:style>
    <style:style style:name="P46" style:family="paragraph" style:parent-style-name="Text_20_body">
      <style:paragraph-properties fo:margin-top="0cm" fo:margin-bottom="0cm" loext:contextual-spacing="false" fo:line-height="100%"/>
      <style:text-properties fo:color="#0000ff" style:font-name="Liberation Mono" fo:font-size="9pt" officeooo:rsid="00264191" officeooo:paragraph-rsid="00264191" style:font-size-asian="9pt" style:font-size-complex="9pt"/>
    </style:style>
    <style:style style:name="P47" style:family="paragraph" style:parent-style-name="Text_20_body">
      <style:paragraph-properties fo:margin-top="0cm" fo:margin-bottom="0.101cm" loext:contextual-spacing="false" fo:line-height="100%"/>
      <style:text-properties fo:color="#3333ff" style:font-name="Liberation Mono" fo:font-size="9pt" officeooo:rsid="0039849b" officeooo:paragraph-rsid="0039849b" style:font-size-asian="9pt" style:font-size-complex="9pt"/>
    </style:style>
    <style:style style:name="P48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49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paragraph-rsid="00178abb" style:font-size-asian="10.5pt" style:font-size-complex="10.5pt"/>
    </style:style>
    <style:style style:name="P50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51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paragraph-rsid="002359a6" style:font-size-asian="10.5pt" style:font-size-complex="10.5pt"/>
    </style:style>
    <style:style style:name="P52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53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54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55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56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78abb" officeooo:paragraph-rsid="00178abb" style:font-size-asian="10.5pt" style:font-size-complex="10.5pt"/>
    </style:style>
    <style:style style:name="P57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fo:background-color="transparent" style:font-size-asian="10.5pt" style:font-size-complex="10.5pt"/>
    </style:style>
    <style:style style:name="P58" style:family="paragraph" style:parent-style-name="Text_20_body" style:list-style-name="L1">
      <style:paragraph-properties fo:margin-top="0.101cm" fo:margin-bottom="0.199cm" loext:contextual-spacing="false" fo:line-height="100%"/>
      <style:text-properties fo:color="#6666ff" style:font-name="Liberation Mono" fo:font-size="9pt" officeooo:rsid="00178abb" officeooo:paragraph-rsid="00178abb" style:font-size-asian="9pt" style:font-size-complex="9pt"/>
    </style:style>
    <style:style style:name="P59" style:family="paragraph" style:parent-style-name="Text_20_body" style:list-style-name="L1">
      <style:paragraph-properties fo:margin-top="0.101cm" fo:margin-bottom="0.199cm" loext:contextual-spacing="false" fo:line-height="100%"/>
      <style:text-properties fo:color="#3333ff" style:font-name="Liberation Mono" fo:font-size="9pt" officeooo:rsid="002707f8" officeooo:paragraph-rsid="002707f8" style:font-size-asian="9pt" style:font-size-complex="9pt"/>
    </style:style>
    <style:style style:name="P60" style:family="paragraph" style:parent-style-name="Text_20_body" style:list-style-name="L2">
      <style:paragraph-properties fo:margin-top="0.101cm" fo:margin-bottom="0.199cm" loext:contextual-spacing="false" fo:line-height="100%"/>
      <style:text-properties fo:color="#3333ff" style:font-name="Liberation Mono" fo:font-size="9pt" officeooo:rsid="002707f8" officeooo:paragraph-rsid="002707f8" style:font-size-asian="9pt" style:font-size-complex="9pt"/>
    </style:style>
    <style:style style:name="P61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officeooo:rsid="0040470f" officeooo:paragraph-rsid="0040470f" style:font-size-asian="9pt" style:font-size-complex="9pt"/>
    </style:style>
    <style:style style:name="P62" style:family="paragraph" style:parent-style-name="Text_20_body" style:list-style-name="L2">
      <style:paragraph-properties fo:margin-top="0.101cm" fo:margin-bottom="0.199cm" loext:contextual-spacing="false" fo:line-height="100%"/>
      <style:text-properties fo:color="#3333ff" style:font-name="Liberation Mono" fo:font-size="9pt" officeooo:rsid="0020bce7" officeooo:paragraph-rsid="0020bce7" style:font-size-asian="9pt" style:font-size-complex="9pt"/>
    </style:style>
    <style:style style:name="P63" style:family="paragraph" style:parent-style-name="Text_20_body" style:list-style-name="L2">
      <style:paragraph-properties fo:margin-top="0.101cm" fo:margin-bottom="0.199cm" loext:contextual-spacing="false" fo:line-height="100%"/>
      <style:text-properties fo:color="#3333ff" style:font-name="Liberation Mono" fo:font-size="9pt" officeooo:rsid="001d054e" officeooo:paragraph-rsid="001d054e" style:font-size-asian="9pt" style:font-size-complex="9pt"/>
    </style:style>
    <style:style style:name="P64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officeooo:rsid="004bd347" style:font-size-asian="9pt" style:font-size-complex="9pt"/>
    </style:style>
    <style:style style:name="P65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officeooo:rsid="004bd347" officeooo:paragraph-rsid="004bd347" style:font-size-asian="9pt" style:font-size-complex="9pt"/>
    </style:style>
    <style:style style:name="P66" style:family="paragraph" style:parent-style-name="Text_20_body" style:list-style-name="L6">
      <style:paragraph-properties fo:margin-top="0.101cm" fo:margin-bottom="0.199cm" loext:contextual-spacing="false" fo:line-height="100%"/>
      <style:text-properties fo:color="#3333ff" style:font-name="Liberation Mono" fo:font-size="9pt" officeooo:rsid="0047f064" officeooo:paragraph-rsid="0047f064" style:font-size-asian="9pt" style:font-size-complex="9pt"/>
    </style:style>
    <style:style style:name="P67" style:family="paragraph" style:parent-style-name="Text_20_body" style:list-style-name="L6">
      <style:paragraph-properties fo:margin-top="0.101cm" fo:margin-bottom="0.199cm" loext:contextual-spacing="false" fo:line-height="100%"/>
      <style:text-properties fo:color="#3333ff" style:font-name="Liberation Mono" fo:font-size="9pt" officeooo:rsid="0048c74f" officeooo:paragraph-rsid="0048c74f" style:font-size-asian="9pt" style:font-size-complex="9pt"/>
    </style:style>
    <style:style style:name="P68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fo:font-weight="normal" officeooo:rsid="0044bc08" officeooo:paragraph-rsid="00467599" style:font-size-asian="9pt" style:font-weight-asian="normal" style:font-size-complex="9pt" style:font-weight-complex="normal"/>
    </style:style>
    <style:style style:name="P69" style:family="paragraph" style:parent-style-name="Text_20_body" style:list-style-name="L6">
      <style:paragraph-properties fo:margin-top="0.101cm" fo:margin-bottom="0.199cm" loext:contextual-spacing="false" fo:line-height="100%"/>
      <style:text-properties fo:color="#3333ff" style:font-name="Liberation Mono" fo:font-size="9pt" officeooo:rsid="004a1b2e" officeooo:paragraph-rsid="004a1b2e" style:font-size-asian="7.84999990463257pt" style:font-size-complex="9pt"/>
    </style:style>
    <style:style style:name="P70" style:family="paragraph" style:parent-style-name="Text_20_body" style:list-style-name="L4">
      <style:paragraph-properties fo:margin-top="0.101cm" fo:margin-bottom="0.199cm" loext:contextual-spacing="false" fo:line-height="100%"/>
      <style:text-properties fo:color="#0000ff" style:font-name="Liberation Mono" fo:font-size="9pt" officeooo:paragraph-rsid="00353404" style:font-size-asian="9pt" style:font-size-complex="9pt"/>
    </style:style>
    <style:style style:name="P71" style:family="paragraph" style:parent-style-name="Text_20_body">
      <style:paragraph-properties fo:margin-top="0.101cm" fo:margin-bottom="0.199cm" loext:contextual-spacing="false" fo:line-height="100%"/>
      <style:text-properties style:use-window-font-color="true" style:font-name="Liberation Mono" fo:font-size="9pt" fo:background-color="transparent" style:font-size-asian="9pt" style:font-size-complex="9pt"/>
    </style:style>
    <style:style style:name="P72" style:family="paragraph" style:parent-style-name="Text_20_body" style:list-style-name="L2">
      <style:paragraph-properties fo:margin-top="0cm" fo:margin-bottom="0cm" loext:contextual-spacing="false" fo:line-height="100%"/>
      <style:text-properties fo:color="#3333ff" style:font-name="Liberation Mono" fo:font-size="9pt" fo:font-weight="normal" officeooo:rsid="001aaf87" officeooo:paragraph-rsid="001aaf87" style:font-size-asian="9pt" style:font-weight-asian="normal" style:font-size-complex="9pt" style:font-weight-complex="normal"/>
    </style:style>
    <style:style style:name="P73" style:family="paragraph" style:parent-style-name="Text_20_body" style:list-style-name="L2">
      <style:paragraph-properties fo:margin-top="0cm" fo:margin-bottom="0cm" loext:contextual-spacing="false" fo:line-height="100%"/>
      <style:text-properties fo:color="#3333ff" style:font-name="Liberation Mono" fo:font-size="9pt" fo:font-weight="bold" officeooo:rsid="001aaf87" officeooo:paragraph-rsid="001aaf87" style:font-size-asian="9pt" style:font-weight-asian="bold" style:font-size-complex="9pt" style:font-weight-complex="bold"/>
    </style:style>
    <style:style style:name="P74" style:family="paragraph" style:parent-style-name="Predefinito_7e_LT_7e_Gliederung_20_1" style:list-style-name="L6">
      <style:paragraph-properties fo:margin-top="0.101cm" fo:margin-bottom="0.199cm" loext:contextual-spacing="false" fo:line-height="100%"/>
      <style:text-properties officeooo:paragraph-rsid="0048c74f"/>
    </style:style>
    <style:style style:name="P75" style:family="paragraph" style:parent-style-name="Predefinito_7e_LT_7e_Gliederung_20_1" style:list-style-name="L6">
      <style:paragraph-properties fo:margin-top="0.101cm" fo:margin-bottom="0.199cm" loext:contextual-spacing="false" fo:line-height="100%"/>
      <style:text-properties fo:font-size="9pt" style:font-size-asian="9pt" style:font-size-complex="9pt"/>
    </style:style>
    <style:style style:name="P76" style:family="paragraph" style:parent-style-name="Predefinito_7e_LT_7e_Gliederung_20_1" style:list-style-name="L6">
      <style:paragraph-properties fo:margin-top="0.101cm" fo:margin-bottom="0.199cm" loext:contextual-spacing="false" fo:line-height="100%"/>
      <style:text-properties fo:font-size="9pt" officeooo:rsid="004a1b2e" officeooo:paragraph-rsid="004a1b2e" style:font-size-asian="9pt" style:font-size-complex="9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469e9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c5e6" style:font-weight-asian="normal" style:font-weight-complex="normal"/>
    </style:style>
    <style:style style:name="T5" style:family="text">
      <style:text-properties fo:font-weight="normal" officeooo:rsid="001b9f7a" style:font-weight-asian="normal" style:font-weight-complex="normal"/>
    </style:style>
    <style:style style:name="T6" style:family="text">
      <style:text-properties fo:font-weight="normal" officeooo:rsid="00282c27" style:font-weight-asian="normal" style:font-weight-complex="normal"/>
    </style:style>
    <style:style style:name="T7" style:family="text">
      <style:text-properties officeooo:rsid="0011e049"/>
    </style:style>
    <style:style style:name="T8" style:family="text">
      <style:text-properties fo:color="#6666ff" style:font-name="Liberation Mono" fo:font-size="9pt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b9f7a"/>
    </style:style>
    <style:style style:name="T11" style:family="text">
      <style:text-properties officeooo:rsid="002259f3"/>
    </style:style>
    <style:style style:name="T12" style:family="text">
      <style:text-properties officeooo:rsid="002707f8"/>
    </style:style>
    <style:style style:name="T13" style:family="text">
      <style:text-properties fo:color="#3333ff" officeooo:rsid="002707f8"/>
    </style:style>
    <style:style style:name="T14" style:family="text">
      <style:text-properties fo:color="#3333ff" style:font-name="Liberation Mono"/>
    </style:style>
    <style:style style:name="T15" style:family="text">
      <style:text-properties fo:color="#3333ff" style:font-name="Liberation Mono" fo:font-size="9pt" style:font-size-asian="9pt" style:font-size-complex="9pt"/>
    </style:style>
    <style:style style:name="T16" style:family="text">
      <style:text-properties fo:color="#3333ff" style:font-name="Liberation Mono" fo:font-size="9pt" officeooo:rsid="002259f3" style:font-size-asian="9pt" style:font-size-complex="9pt"/>
    </style:style>
    <style:style style:name="T17" style:family="text">
      <style:text-properties fo:color="#3333ff" style:font-name="Liberation Mono" fo:font-size="9pt" officeooo:rsid="001d054e" style:font-size-asian="9pt" style:font-size-complex="9pt"/>
    </style:style>
    <style:style style:name="T18" style:family="text">
      <style:text-properties fo:color="#3333ff" style:font-name="Liberation Mono" fo:font-size="9pt" officeooo:rsid="002359a6" style:font-size-asian="9pt" style:font-size-complex="9pt"/>
    </style:style>
    <style:style style:name="T19" style:family="text">
      <style:text-properties fo:color="#3333ff" style:font-name="Liberation Mono" fo:font-size="9pt" officeooo:rsid="0047f064" style:font-size-asian="9pt" style:font-size-complex="9pt"/>
    </style:style>
    <style:style style:name="T20" style:family="text">
      <style:text-properties fo:color="#3333ff" style:font-name="Liberation Mono" fo:font-size="9pt" officeooo:rsid="0048c74f" style:font-size-asian="9pt" style:font-size-complex="9pt"/>
    </style:style>
    <style:style style:name="T21" style:family="text">
      <style:text-properties fo:color="#3333ff" style:font-name="Liberation Mono" fo:font-size="9pt" officeooo:rsid="004842bf" style:font-size-asian="9pt" style:font-size-complex="9pt"/>
    </style:style>
    <style:style style:name="T22" style:family="text">
      <style:text-properties fo:color="#3333ff" style:font-name="Liberation Mono" fo:font-size="9pt" officeooo:rsid="004956a7" style:font-size-asian="9pt" style:font-size-complex="9pt"/>
    </style:style>
    <style:style style:name="T23" style:family="text">
      <style:text-properties fo:color="#3333ff" style:font-name="Liberation Mono" fo:font-size="9pt" officeooo:rsid="004bd347" style:font-size-asian="9pt" style:font-size-complex="9pt"/>
    </style:style>
    <style:style style:name="T24" style:family="text">
      <style:text-properties fo:color="#3333ff" style:font-name="Liberation Mono" fo:font-size="9pt" fo:font-style="italic" style:font-size-asian="9pt" style:font-size-complex="9pt"/>
    </style:style>
    <style:style style:name="T25" style:family="text">
      <style:text-properties fo:color="#3333ff" style:font-name="Liberation Mono" fo:font-size="9pt" officeooo:rsid="004c53ff" style:font-size-asian="7.84999990463257pt" style:font-size-complex="9pt"/>
    </style:style>
    <style:style style:name="T26" style:family="text">
      <style:text-properties fo:color="#3333ff" style:font-name="Liberation Mono" officeooo:rsid="004956a7"/>
    </style:style>
    <style:style style:name="T27" style:family="text">
      <style:text-properties fo:color="#3333ff" style:font-name="Liberation Mono" officeooo:rsid="004a1b2e"/>
    </style:style>
    <style:style style:name="T28" style:family="text">
      <style:text-properties fo:color="#3333ff" fo:font-weight="normal" style:font-weight-asian="normal" style:font-weight-complex="normal"/>
    </style:style>
    <style:style style:name="T29" style:family="text">
      <style:text-properties fo:color="#3333ff" fo:font-weight="normal" officeooo:rsid="002707f8" style:font-weight-asian="normal" style:font-weight-complex="normal"/>
    </style:style>
    <style:style style:name="T30" style:family="text">
      <style:text-properties fo:color="#3333ff" officeooo:rsid="004ddd82"/>
    </style:style>
    <style:style style:name="T31" style:family="text">
      <style:text-properties fo:font-style="normal" fo:font-weight="normal" fo:background-color="transparent" loext:char-shading-value="0" style:font-style-asian="normal" style:font-weight-asian="normal"/>
    </style:style>
    <style:style style:name="T32" style:family="text">
      <style:text-properties fo:font-style="italic" fo:font-weight="normal" fo:background-color="transparent" loext:char-shading-value="0" style:font-style-asian="italic" style:font-weight-asian="normal"/>
    </style:style>
    <style:style style:name="T33" style:family="text">
      <style:text-properties fo:background-color="transparent" loext:char-shading-value="0"/>
    </style:style>
    <style:style style:name="T34" style:family="text">
      <style:text-properties fo:color="#0000ff"/>
    </style:style>
    <style:style style:name="T35" style:family="text">
      <style:text-properties fo:color="#0000ff" fo:font-style="normal" fo:font-weight="normal" style:font-style-asian="normal" style:font-weight-asian="normal"/>
    </style:style>
    <style:style style:name="T36" style:family="text">
      <style:text-properties fo:color="#0000ff" officeooo:rsid="00310587"/>
    </style:style>
    <style:style style:name="T37" style:family="text">
      <style:text-properties fo:color="#0000ff" officeooo:rsid="00319e12"/>
    </style:style>
    <style:style style:name="T38" style:family="text">
      <style:text-properties officeooo:rsid="00353404"/>
    </style:style>
    <style:style style:name="T39" style:family="text">
      <style:text-properties style:font-name="Liberation Mono" fo:font-size="9pt" style:font-size-asian="9pt" style:font-size-complex="9pt"/>
    </style:style>
    <style:style style:name="T40" style:family="text">
      <style:text-properties style:font-name="Liberation Mono" fo:font-size="9pt" officeooo:rsid="003ee3e7" style:font-size-asian="9pt" style:font-size-complex="9pt"/>
    </style:style>
    <style:style style:name="T41" style:family="text">
      <style:text-properties style:font-name="Liberation Mono" fo:font-size="9pt" officeooo:rsid="0040470f" style:font-size-asian="9pt" style:font-size-complex="9pt"/>
    </style:style>
    <style:style style:name="T42" style:family="text">
      <style:text-properties officeooo:rsid="00467599"/>
    </style:style>
    <style:style style:name="T43" style:family="text">
      <style:text-properties officeooo:rsid="0048e3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truttura Codice</text:p>
      <text:list xml:id="list3898887346019515562" text:style-name="L1">
        <text:list-item>
          <text:p text:style-name="P49">package</text:p>
          <text:p text:style-name="P58">package com.company;</text:p>
        </text:list-item>
        <text:list-item>
          <text:p text:style-name="P49">imports</text:p>
          <text:p text:style-name="P56"><text:span text:style-name="T8">import java.util.HashMap</text:span><text:span text:style-name="T39">;</text:span></text:p>
        </text:list-item>
        <text:list-item>
          <text:p text:style-name="P48">classpath</text:p>
          <text:p text:style-name="P59">IdeaProjects/bicicletta/src/com</text:p>
        </text:list-item>
      </text:list>
      <text:p text:style-name="P1">Ereditarietà</text:p>
      <text:p text:style-name="P21">public class Studente extends Persona {}</text:p>
      <text:p text:style-name="P1"><text:span text:style-name="T7">Classi, oggeti, i</text:span>nterfacce e classi astratte</text:p>
      <text:p text:style-name="P16">CLASSE: <text:tab/><text:tab/><text:span text:style-name="T39">public class bycicle {}</text:span></text:p>
      <text:p text:style-name="P16">OGGETTO<text:tab/><text:tab/><text:span text:style-name="T39">bycicle bike1 = new bycicle(10, 20, 1);</text:span></text:p>
      <text:p text:style-name="P20"><text:s text:c="8"/><text:tab/><text:tab/>bike1.PrintStates();</text:p>
      <text:p text:style-name="P18">INTERFACCE<text:tab/><text:tab/><text:span text:style-name="T41">public interface Cilindro {</text:span></text:p>
      <text:p text:style-name="P61"><text:tab/><text:tab/><text:tab/><text:tab/>public double raggio();<text:line-break/><text:tab/><text:tab/><text:tab/><text:tab/>public double altezza();</text:p>
      <text:p text:style-name="P61"><text:tab/><text:tab/><text:tab/>}</text:p>
      <text:p text:style-name="P61"><text:tab/><text:tab/><text:tab/>---------------------</text:p>
      <text:p text:style-name="P61"><text:tab/><text:tab/><text:tab/>class ImplCilindro implements Cilindro(){</text:p>
      <text:p text:style-name="P61"><text:tab/><text:tab/><text:tab/><text:tab/>private double lato1, lato2;</text:p>
      <text:p text:style-name="P61"><text:tab/><text:tab/><text:tab/><text:tab/>public ImplCilidro(<text:line-break/><text:tab/><text:tab/><text:tab/><text:tab/><text:tab/><text:tab/>double raggio, double altezza;<text:line-break/><text:tab/><text:tab/><text:tab/><text:tab/><text:tab/><text:tab/>){<text:line-break/><text:tab/><text:tab/><text:tab/><text:tab/><text:tab/>lato1 = raggio;<text:line-break/><text:tab/><text:tab/><text:tab/><text:tab/><text:tab/>lato2 = altezza;</text:p>
      <text:p text:style-name="P61"><text:tab/><text:tab/><text:tab/><text:tab/>}</text:p>
      <text:p text:style-name="P61"><text:tab/><text:tab/><text:tab/><text:tab/>public double raggio(){<text:line-break/><text:tab/><text:tab/><text:tab/><text:tab/><text:tab/>return lato1;<text:line-break/><text:tab/><text:tab/><text:tab/><text:tab/>}<text:line-break/><text:tab/><text:tab/><text:tab/><text:tab/>public double altezza(){<text:line-break/><text:tab/><text:tab/><text:tab/><text:tab/><text:tab/>return lato2;<text:line-break/><text:tab/><text:tab/><text:tab/><text:tab/>}</text:p>
      <text:p text:style-name="P61"><text:tab/><text:tab/><text:tab/>} </text:p>
      <text:p text:style-name="P17">CLASSI ASTRATTE<text:tab/><text:span text:style-name="T40">public abstract class Animale {<text:line-break/><text:tab/><text:tab/><text:tab/><text:tab/>public abstract String getRiproduzione();<text:line-break/><text:tab/><text:tab/><text:tab/><text:tab/>public abstract String getMovimento();<text:line-break/><text:tab/><text:tab/><text:tab/><text:tab/>public abstract String getCopertura();<text:line-break/><text:tab/><text:tab/><text:tab/>}</text:span></text:p>
      <text:p text:style-name="P33">Visibilità</text:p>
      <text:p text:style-name="P71"><text:tab/><text:span text:style-name="T30">PRIVATE visibile dalla classe<text:line-break/><text:tab/>PROTECTED visibile dalla classe e dalla sottoclasse<text:line-break/><text:tab/>PUBLIC visibile ovunque</text:span></text:p>
      <text:p text:style-name="P1">Linguaggi<text:span text:style-name="T7">o</text:span></text:p>
      <text:list xml:id="list8809476675611350265" text:style-name="L2">
        <text:list-item>
          <text:p text:style-name="P50">La Sintassi</text:p>
          <text:p text:style-name="P62">int b = 5; <text:line-break/>float h = 5,33; <text:line-break/>boolean flag = true; <text:line-break/>char myChar = ‘X’; <text:line-break/>String stringa = “Ciao Mondo”;</text:p>
        </text:list-item>
        <text:list-item>
          <text:p text:style-name="P50">Controlli di Flusso</text:p>
          <text:p text:style-name="P72">------------------</text:p>
          <text:p text:style-name="P73"><text:soft-page-break/>if – else</text:p>
        </text:list-item>
      </text:list>
      <text:p text:style-name="P44"><text:tab/>------------------</text:p>
      <text:p text:style-name="P36"><text:tab/>if (valore &gt; maxSpeed) {</text:p>
      <text:p text:style-name="P36"><text:tab/><text:tab/>System.out.println("Velocità immessa superiore alla velocità massima");</text:p>
      <text:p text:style-name="P36"><text:s text:c="2"/><text:tab/><text:tab/>flag = false;</text:p>
      <text:p text:style-name="P36"><text:s text:c="6"/><text:tab/>} else if (valore &lt;= 0){</text:p>
      <text:p text:style-name="P36"><text:s text:c="11"/><text:tab/>System.out.println("La velocità non può essere minore o uguale a zero");</text:p>
      <text:p text:style-name="P36"><text:s text:c="12"/><text:tab/>flag = false;</text:p>
      <text:p text:style-name="P36"><text:s text:c="7"/>} else {</text:p>
      <text:p text:style-name="P36"><text:s text:c="12"/><text:tab/>System.out.println("Velcoità modificata con successo!");</text:p>
      <text:p text:style-name="P36"><text:s text:c="12"/><text:tab/>speed = valore;</text:p>
      <text:p text:style-name="P36"><text:s text:c="7"/>}</text:p>
      <text:p text:style-name="P39"><text:tab/>------------------</text:p>
      <text:p text:style-name="P41"><text:tab/>for</text:p>
      <text:p text:style-name="P39"><text:span text:style-name="T9"><text:tab/></text:span><text:span text:style-name="T3">------------------</text:span></text:p>
      <text:p text:style-name="P37"><text:span text:style-name="T9"><text:tab/></text:span><text:span text:style-name="T4">for (int i = 0; i &lt; vettore.length; i++){</text:span></text:p>
      <text:p text:style-name="P42"><text:s text:c="12"/>for (int j = 0; j &lt; vettore[i].length(); j++)</text:p>
      <text:p text:style-name="P42"><text:s text:c="16"/>System.out.write((byte) vettore[i].charAt(j));</text:p>
      <text:p text:style-name="P42"><text:s text:c="7"/>}</text:p>
      <text:p text:style-name="P41"><text:tab/><text:span text:style-name="T3">------------------</text:span></text:p>
      <text:p text:style-name="P41"><text:tab/>while</text:p>
      <text:p text:style-name="P41"><text:tab/><text:span text:style-name="T3">------------------</text:span></text:p>
      <text:p text:style-name="P43"><text:tab/><text:span text:style-name="T10">while (i &lt; 4){</text:span></text:p>
      <text:p text:style-name="P38"><text:span text:style-name="T3"><text:tab/> <text:s text:c="2"/>… </text:span><text:span text:style-name="T6">istruzioni ...</text:span></text:p>
      <text:p text:style-name="P38"><text:span text:style-name="T5"><text:s text:c="7"/>}</text:span><text:span text:style-name="T9"><text:tab/></text:span></text:p>
      <text:list xml:id="list174221871163137" text:continue-numbering="true" text:style-name="L2">
        <text:list-item>
          <text:p text:style-name="P50">Array</text:p>
          <text:p text:style-name="P63">String [] vettore = {"Ciao", "Fortunagta", "Gioiosa", "Sonnolenta"};<text:line-break/>vettore [posizione] = elemento;</text:p>
        </text:list-item>
        <text:list-item>
          <text:p text:style-name="P50">Enum</text:p>
        </text:list-item>
      </text:list>
      <text:p text:style-name="P2"><text:tab/><text:span text:style-name="T17">enum mesi { Gennaio, Febbraio, Marzo, Aprile, Maggio, Giugno </text:span><text:span text:style-name="T18">}</text:span></text:p>
      <text:list xml:id="list174221757692653" text:continue-numbering="true" text:style-name="L2">
        <text:list-item>
          <text:p text:style-name="P51">Annotations</text:p>
          <text:p text:style-name="P60">@Override (controllo run-time)</text:p>
        </text:list-item>
      </text:list>
      <text:p text:style-name="P1">La libreria Math</text:p>
      <text:p text:style-name="P9"><text:s text:c="12"/><text:tab/><text:span text:style-name="T15">int divisore = (int)(Math.random()*4);</text:span></text:p>
      <text:p text:style-name="P1">La classe Object</text:p>
      <text:p text:style-name="P31"><text:tab/><text:span text:style-name="T29">macchina1</text:span><text:span text:style-name="T28"> = new Rover();<text:line-break/><text:tab/></text:span><text:span text:style-name="T29">macchina2</text:span><text:span text:style-name="T28"> = new Rover();</text:span></text:p>
      <text:p text:style-name="P31"><text:span text:style-name="T28"><text:tab/>if (</text:span><text:span text:style-name="T29">macchina2</text:span><text:span text:style-name="T28">.equals(</text:span><text:span text:style-name="T29">macchina1</text:span><text:span text:style-name="T28">))</text:span></text:p>
      <text:p text:style-name="P4">Stringhe</text:p>
      <text:p text:style-name="P4"><text:span text:style-name="T11"><text:tab/></text:span><text:span text:style-name="T16">id = nome.substring(0, 4) + cognome.substring(0, 3) + età;</text:span></text:p>
      <text:p text:style-name="P5">Date</text:p>
      <text:p text:style-name="P31"><text:span text:style-name="T12"><text:tab/></text:span><text:span text:style-name="T13">public Date data = new Date();</text:span></text:p>
      <text:p text:style-name="P19"><text:tab/>private static final SimpleDateFormat SDF = new SimpleDateFormat("dd-MM-YYYY");</text:p>
      <text:p text:style-name="P19"><text:tab/>System.out.println(“Data: “ + SDF.format(data));</text:p>
      <text:p text:style-name="P1">Collections</text:p>
      <text:p text:style-name="P13"><text:tab/><text:span text:style-name="T15">List&lt;Integer&gt; list = Arrays.</text:span><text:span text:style-name="T24">asList</text:span><text:span text:style-name="T15">(3,2,1,4,5,6,6);</text:span></text:p>
      <text:p text:style-name="P1">Iterator</text:p>
      <text:p text:style-name="P15"><text:tab/><text:span text:style-name="T35">Iterator itr = al.iterator();</text:span></text:p>
      <text:p text:style-name="P27"><text:span text:style-name="T31"><text:tab/>while(itr.hasNext()) {</text:span><text:span text:style-name="T33"><text:line-break/></text:span><text:span text:style-name="T31"> <text:s text:c="2"/><text:tab/><text:tab/>Object element = itr.next();</text:span><text:span text:style-name="T33"><text:line-break/></text:span><text:span text:style-name="T31"> <text:s text:c="2"/><text:tab/><text:tab/>System.</text:span><text:span text:style-name="T32">out</text:span><text:span text:style-name="T31">.print(element + " ");</text:span><text:span text:style-name="T33"><text:line-break/><text:tab/></text:span><text:span text:style-name="T31">}</text:span></text:p>
      <text:p text:style-name="P6">Foreach</text:p>
      <text:p text:style-name="P14"><text:s text:c="8"/><text:tab/><text:span text:style-name="T34">ArrayList&lt;String&gt; rooms = new ArrayList&lt;&gt;();</text:span></text:p>
      <text:p text:style-name="P26"><text:soft-page-break/><text:s text:c="7"/><text:tab/>rooms.add("Hello");</text:p>
      <text:p text:style-name="P26"><text:s text:c="8"/><text:tab/>rooms.add("Ciao");</text:p>
      <text:p text:style-name="P26"><text:s text:c="8"/><text:tab/>rooms.add("Hola");</text:p>
      <text:p text:style-name="P26"/>
      <text:p text:style-name="P29"><text:s text:c="7"/><text:tab/>for (String i: rooms){</text:p>
      <text:p text:style-name="P29"><text:s text:c="11"/><text:tab/><text:tab/>System.out.println(i);</text:p>
      <text:p text:style-name="P29"><text:s text:c="8"/><text:tab/>}</text:p>
      <text:p text:style-name="P1">Generics</text:p>
      <text:p text:style-name="P30"><text:tab/><text:span text:style-name="T36">ArrayList&lt;String&gt; </text:span><text:span text:style-name="T37">ciao</text:span><text:span text:style-name="T36"> = new ArrayList&lt;</text:span><text:span text:style-name="T37">String</text:span><text:span text:style-name="T36">&gt;();</text:span></text:p>
      <text:p text:style-name="P3">Map</text:p>
      <text:p text:style-name="P25"><text:tab/>Map&lt;String, Persona&gt;mappaPersone = new HashMap&lt;&gt;();</text:p>
      <text:p text:style-name="P25"><text:tab/>mappaPersone.put(p.codiceFiscale, p);</text:p>
      <text:p text:style-name="P1">Le Eccezioni</text:p>
      <text:list xml:id="list2548099695653515504" text:style-name="L3">
        <text:list-item>
          <text:p text:style-name="P52">La gestione degli errori</text:p>
        </text:list-item>
      </text:list>
      <text:p text:style-name="P45"><text:s text:c="9"/><text:span text:style-name="T34"><text:s text:c="3"/>try{</text:span></text:p>
      <text:p text:style-name="P46"><text:s text:c="16"/>System.out.print(k + " ");</text:p>
      <text:p text:style-name="P46"><text:s text:c="16"/>System.out.println(vettore[i]);</text:p>
      <text:p text:style-name="P46"><text:s text:c="16"/>i ++;</text:p>
      <text:p text:style-name="P46"><text:s text:c="12"/>}</text:p>
      <text:p text:style-name="P46"><text:s text:c="12"/>catch (ArrayIndexOutOfBoundsException e) {</text:p>
      <text:p text:style-name="P46"><text:s text:c="16"/>System.out.println("-------------------------------------");</text:p>
      <text:p text:style-name="P46"><text:s text:c="16"/>i = 0;</text:p>
      <text:p text:style-name="P46"><text:s text:c="12"/>} finally {</text:p>
      <text:p text:style-name="P46"><text:s text:c="16"/>k ++;</text:p>
      <text:p text:style-name="P46"><text:s text:c="16"/>if (k == 50) return;</text:p>
      <text:p text:style-name="P46"><text:s text:c="12"/>}</text:p>
      <text:list xml:id="list174221426288091" text:continue-numbering="true" text:style-name="L3">
        <text:list-item>
          <text:p text:style-name="P52">Checked e unchecked</text:p>
        </text:list-item>
      </text:list>
      <text:p text:style-name="P34"><text:s text:c="3"/><text:tab/> <text:span text:style-name="T39">public void prenota() throws PrenotazioneException{</text:span></text:p>
      <text:p text:style-name="P35"><text:s text:c="3"/><text:tab/> <text:s text:c="4"/>if (postiDisponibili == 0){</text:p>
      <text:p text:style-name="P35"><text:s text:c="3"/><text:tab/> <text:s text:c="8"/>throw new PrenotazioneException();</text:p>
      <text:p text:style-name="P35"><text:s text:c="3"/><text:tab/> <text:s text:c="4"/>}</text:p>
      <text:p text:style-name="P35"><text:s text:c="3"/><text:tab/> <text:s text:c="4"/>postiDisponibili --;</text:p>
      <text:p text:style-name="P35"><text:s text:c="2"/><text:tab/> <text:s/>}</text:p>
      <text:p text:style-name="P35"><text:tab/>--------------------------------</text:p>
      <text:p text:style-name="P35"><text:tab/>public class PrenotazioneException extends Exception{</text:p>
      <text:p text:style-name="P35"><text:s text:c="2"/><text:tab/> <text:s/>public String toString(){</text:p>
      <text:p text:style-name="P35"><text:s text:c="4"/><text:tab/> <text:s text:c="3"/>return "Error";</text:p>
      <text:p text:style-name="P35"><text:s text:c="3"/><text:tab/> }</text:p>
      <text:p text:style-name="P35"><text:tab/>}</text:p>
      <text:p text:style-name="P35"><text:tab/>---------------------------------</text:p>
      <text:p text:style-name="P40"><text:tab/>catch (PrenotazioneException eccezione){</text:p>
      <text:p text:style-name="P40"><text:tab/><text:tab/>System.out.println(eccezione.toString());</text:p>
      <text:p text:style-name="P40"><text:s text:c="7"/>}</text:p>
      <text:p text:style-name="P34"/>
      <text:list xml:id="list174222303606065" text:continue-numbering="true" text:style-name="L3">
        <text:list-item>
          <text:p text:style-name="P52">Eccezioni ed ereditarietà</text:p>
        </text:list-item>
      </text:list>
      <text:p text:style-name="P47"><text:tab/>try {</text:p>
      <text:p text:style-name="P47"><text:tab/><text:tab/>int c = a/b;</text:p>
      <text:p text:style-name="P47"><text:tab/><text:tab/>System.out.println(c);</text:p>
      <text:p text:style-name="P47"><text:tab/>}</text:p>
      <text:p text:style-name="P47"><text:tab/>catch (ArithmeticException exc) {</text:p>
      <text:p text:style-name="P47"><text:tab/><text:tab/>System.out.println("Divisione per zero...");</text:p>
      <text:p text:style-name="P47"><text:tab/>}</text:p>
      <text:p text:style-name="P47"><text:tab/>catch (NullPointerException exc) {</text:p>
      <text:p text:style-name="P47"><text:tab/><text:tab/>System.out.println("Reference nullo...");</text:p>
      <text:p text:style-name="P47"><text:tab/>}catch (Exception exc) {</text:p>
      <text:p text:style-name="P47"><text:tab/><text:tab/>exc.printStackTrace();</text:p>
      <text:p text:style-name="P47"><text:tab/>}</text:p>
      <text:p text:style-name="P1"><text:soft-page-break/>JavaDoc</text:p>
      <text:list xml:id="list7651489965179690500" text:style-name="L4">
        <text:list-item>
          <text:p text:style-name="P53">Sintassi</text:p>
          <text:p text:style-name="P70">/**<text:span text:style-name="T38">Descrizione<text:line-break/>@descrittore <text:line-break/></text:span>…<text:line-break/>*/</text:p>
        </text:list-item>
        <text:list-item>
          <text:p text:style-name="P53">Esempio</text:p>
        </text:list-item>
      </text:list>
      <text:p text:style-name="P32"><text:tab/><text:span text:style-name="T34">/**Conta quante lettere sono presenti </text:span></text:p>
      <text:p text:style-name="P28"><text:tab/>* @author Luca</text:p>
      <text:p text:style-name="P28"><text:s/><text:tab/>* @version 1.0</text:p>
      <text:p text:style-name="P28"><text:tab/>……. </text:p>
      <text:p text:style-name="P28"><text:tab/>*/</text:p>
      <text:p text:style-name="P28"><text:tab/>private int contaLettera(char c) throws{...}</text:p>
      <text:p text:style-name="P8">IO</text:p>
      <text:list xml:id="list5737653548557591900" text:style-name="L5">
        <text:list-item>
          <text:p text:style-name="P54">Stream</text:p>
        </text:list-item>
      </text:list>
      <text:p text:style-name="P22"><text:tab/><text:tab/>FileInputStream fileInputStream = new FileInputStream("text.txt");</text:p>
      <text:p text:style-name="P22"><text:s text:c="13"/>FileOutputStream fileOutputStream = new FileOutputStream("text2.txt");</text:p>
      <text:p text:style-name="P22"><text:s text:c="13"/>int n;</text:p>
      <text:p text:style-name="P22"><text:s text:c="13"/>byte buffer[] = new byte[20];</text:p>
      <text:p text:style-name="P22"><text:s text:c="12"/>while ((n=fileInputStream.read(buffer)) &gt; -1){</text:p>
      <text:p text:style-name="P22"><text:s text:c="16"/>//La dimensione del file è di 15 byte</text:p>
      <text:p text:style-name="P22"><text:s text:c="16"/>//n = 15;</text:p>
      <text:p text:style-name="P22"><text:s text:c="16"/>//System.out.println(n);</text:p>
      <text:p text:style-name="P22"><text:s text:c="16"/>fileOutputStream.write(buffer, 0, n);</text:p>
      <text:p text:style-name="P22"><text:s text:c="12"/>}</text:p>
      <text:p text:style-name="P22"><text:s text:c="12"/>fileInputStream.close();</text:p>
      <text:p text:style-name="P22"><text:s text:c="12"/>fileOutputStream.close();</text:p>
      <text:list xml:id="list174221306955207" text:continue-numbering="true" text:style-name="L5">
        <text:list-item>
          <text:p text:style-name="P57">Serializzazione</text:p>
        </text:list-item>
      </text:list>
      <text:p text:style-name="P12"><text:s text:c="25"/><text:span text:style-name="T25">//salvare oggetto in una rappr. Binaria</text:span></text:p>
      <text:p text:style-name="P7"><text:tab/> <text:s text:c="10"/><text:span text:style-name="T23">Oggetti object = new Oggetti(“pluto”, “paperino”, “minnie”);</text:span></text:p>
      <text:p text:style-name="P65"><text:tab/> <text:s text:c="4"/>fileOutputStream fileStream = <text:s/>new FileOutputStream(“example.bin”);</text:p>
      <text:p text:style-name="P64"><text:tab/> <text:s text:c="4"/>objectOutputStream objectStream = new ObjectoutputStream(fileStream);</text:p>
      <text:p text:style-name="P64"><text:tab/> <text:s text:c="4"/>objectStream.writeObject(object);</text:p>
      <text:p text:style-name="P64"><text:tab/> <text:s text:c="4"/>objectStream.flush();</text:p>
      <text:p text:style-name="P64"><text:tab/> <text:s text:c="4"/>objectStream.close();</text:p>
      <text:p text:style-name="P10">JUNIT</text:p>
      <text:p text:style-name="P24"><text:tab/>public class Calculate {</text:p>
      <text:p text:style-name="P24"><text:tab/><text:tab/>public int somma (int a, int b ){<text:line-break/><text:tab/><text:tab/><text:tab/>System.out.println(“Somma di due numeri interi: “ + a + “ “ + b);<text:line-break/><text:tab/><text:tab/><text:tab/>return a + b;</text:p>
      <text:p text:style-name="P24"><text:tab/><text:tab/>}</text:p>
      <text:p text:style-name="P24"><text:tab/>}</text:p>
      <text:p text:style-name="P24"><text:tab/>------------------------</text:p>
      <text:p text:style-name="P24"><text:tab/>package com.javacodegeeks.junit;</text:p>
      <text:p text:style-name="P24"><text:tab/>import static org.junit.Assert.*;</text:p>
      <text:p text:style-name="P24"><text:tab/>import org.junit.Test;</text:p>
      <text:p text:style-name="P24"><text:soft-page-break/><text:tab/>public class CalculateTest {</text:p>
      <text:p text:style-name="P24"><text:tab/><text:tab/>Calculate calcolo = new Calculate();<text:line-break/><text:tab/><text:tab/>int somma = calcolo.somma(3,5);<text:line-break/><text:tab/><text:tab/>int testSomma = 7;</text:p>
      <text:p text:style-name="P24"><text:tab/><text:tab/>@Test</text:p>
      <text:p text:style-name="P24"><text:tab/><text:tab/>public void TestSomma(){</text:p>
      <text:p text:style-name="P24"><text:tab/><text:tab/><text:tab/>System.out.println(“Test Junit:” + somma + “ = “ + testSomma);<text:line-break/><text:tab/><text:tab/><text:tab/>assertEquals(somma, testSomma);<text:tab/><text:tab/></text:p>
      <text:p text:style-name="P24"><text:tab/><text:tab/>}</text:p>
      <text:p text:style-name="P24"><text:tab/>}</text:p>
      <text:p text:style-name="P10">MAVEN</text:p>
      <text:p text:style-name="P1">JDBC</text:p>
      <text:list xml:id="list8212137806211215661" text:style-name="L6">
        <text:list-item>
          <text:p text:style-name="P55">Usare JDBC<text:span text:style-name="T1"> </text:span><text:span text:style-name="T2">e </text:span>Connessione al DataBase</text:p>
        </text:list-item>
      </text:list>
      <text:p text:style-name="P23"><text:tab/><text:span text:style-name="T42">Class.forName("nome driver");</text:span></text:p>
      <text:p text:style-name="P68"><text:tab/>Connection connection = DriverManager.getConnection (“url”, “login”, “passwd”);</text:p>
      <text:list xml:id="list174221747355821" text:continue-numbering="true" text:style-name="L6">
        <text:list-item>
          <text:p text:style-name="P55">Tipi di query</text:p>
          <text:p text:style-name="P66">int executeUpdate(UPDATE/ISERT/DELETE … ); //esegue un’istruzione SQL e ritorna il numero di righe di cui è stato effettuato l’update.</text:p>
        </text:list-item>
        <text:list-item>
          <text:p text:style-name="P55">ResultSet</text:p>
          <text:p text:style-name="P74"><text:span text:style-name="T19">Statement s</text:span><text:span text:style-name="T22">tatement</text:span><text:span text:style-name="T19"> = con.createStatement();<text:line-break/>Resulset </text:span><text:span text:style-name="T20">resultSet = </text:span><text:span text:style-name="T19"><text:s/></text:span><text:span text:style-name="T20">statement.</text:span><text:span text:style-name="T19">executeQuery(SELECT ...); //esegue un’istruzione SQL e ritorna </text:span><text:span text:style-name="T21">un oggetto, col quale si può accedere al risultato della query.</text:span></text:p>
          <text:p text:style-name="P67">While ( r<text:span text:style-name="T43">esultSet</text:span>.next() ){</text:p>
          <text:list>
            <text:list-header>
              <text:p text:style-name="P67">//accesso contenuto colonna mediante nome<text:line-break/>String name = resultSet.getString( "NAME" );<text:line-break/>int population = resultSet.getInt( “POPULATION” );<text:line-break/>System.out.println(“NAME” + name);<text:line-break/>System.out.println(“POPULATION” + population);</text:p>
              <text:p text:style-name="P67">//accesso contenuto colonna mediante indice<text:line-break/>String name = resultSet.get<text:span text:style-name="T43">String(1);<text:line-break/>int population = resultSet.getInt(2);<text:line-break/>System.out.println(“NAME” + name);<text:line-break/>System.out.println(“POPULATION” + population);</text:span></text:p>
            </text:list-header>
          </text:list>
          <text:p text:style-name="P67">}</text:p>
        </text:list-item>
        <text:list-item>
          <text:p text:style-name="P55">Eccezioni</text:p>
          <text:p text:style-name="P75"><text:span text:style-name="T14">BatchUpdateException; //</text:span><text:span text:style-name="T26">fornisce informative aggiuntive quando statement </text:span><text:span text:style-name="T27">verifica un errore durante una transazione batch</text:span></text:p>
        </text:list-item>
        <text:list-item>
          <text:p text:style-name="P76"><text:span text:style-name="T27">S</text:span><text:span text:style-name="T14">QLWarning //viene invocata quando JDBC tronca valori nel database</text:span></text:p>
        </text:list-item>
        <text:list-item>
          <text:p text:style-name="P55">Tipi di dato</text:p>
          <text:p text:style-name="P69">SMALLINT [short] – FLOAT(n) [double] – VARCHAR [String] – DATE [java.sql.Date] – ARRAY [java.sql.Array] 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Predefinito" style:family="paragraph" style:default-outline-level="">
      <style:paragraph-properties fo:margin-left="0cm" fo:margin-right="0cm" fo:margin-top="0cm" fo:margin-bottom="0cm" loext:contextual-spacing="false" fo:line-height="9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ggetto_20_con_20_punta_20_di_20_freccia" style:display-name="Oggetto con punta di freccia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ggetto_20_con_20_ombra" style:display-name="Oggetto con ombra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ggetto_20_senza_20_riempimento" style:display-name="Oggetto senza riempimento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ggetto_20_senza_20_riempimento_20_e_20_linee" style:display-name="Oggetto senza riempimento e linee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testo" style:display-name="Corpo testo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testo_20_giustificato" style:display-name="Corpo testo giustificato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olo1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olo2" style:family="paragraph" style:parent-style-name="Predefinito" style:default-outline-level="">
      <style:paragraph-properties fo:margin-left="0cm" fo:margin-right="0.199cm" fo:margin-top="0.101cm" fo:margin-bottom="0.101cm" loext:contextual-spacing="false" fo:line-height="9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Intestazione1" style:family="paragraph" style:parent-style-name="Predefinito" style:default-outline-level="">
      <style:paragraph-properties fo:margin-left="0cm" fo:margin-right="0cm" fo:margin-top="0.42cm" fo:margin-bottom="0.21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Intestazione2" style:family="paragraph" style:parent-style-name="Predefinito" style:default-outline-level="">
      <style:paragraph-properties fo:margin-left="0cm" fo:margin-right="0cm" fo:margin-top="0.42cm" fo:margin-bottom="0.21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nea_20_di_20_quotatura" style:display-name="Linea di quotatura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finito_7e_LT_7e_Gliederung_20_1" style:display-name="Predefinito~LT~Gliederung 1" style:family="paragraph" style:default-outline-level="">
      <style:paragraph-properties fo:margin-left="0cm" fo:margin-right="0cm" fo:margin-top="0.282cm" fo:margin-bottom="0cm" loext:contextual-spacing="false" fo:line-height="86%" fo:text-align="start" style:justify-single-word="false" fo:orphans="2" fo:widows="2" fo:text-indent="0cm" style:auto-text-indent="false" style:writing-mode="lr-tb">
        <style:tab-stops>
          <style:tab-stop style:position="0.309cm"/>
          <style:tab-stop style:position="1.556cm"/>
          <style:tab-stop style:position="2.805cm"/>
          <style:tab-stop style:position="4.052cm"/>
          <style:tab-stop style:position="5.3cm"/>
          <style:tab-stop style:position="6.548cm"/>
          <style:tab-stop style:position="7.796cm"/>
          <style:tab-stop style:position="9.043cm"/>
          <style:tab-stop style:position="10.292cm"/>
          <style:tab-stop style:position="11.539cm"/>
          <style:tab-stop style:position="12.788cm"/>
          <style:tab-stop style:position="14.035cm"/>
          <style:tab-stop style:position="15.284cm"/>
          <style:tab-stop style:position="16.531cm"/>
          <style:tab-stop style:position="17.78cm"/>
          <style:tab-stop style:position="19.027cm"/>
          <style:tab-stop style:position="20.274cm"/>
          <style:tab-stop style:position="21.523cm"/>
          <style:tab-stop style:position="22.772cm"/>
          <style:tab-stop style:position="24.01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Gliederung_20_2" style:display-name="Predefinito~LT~Gliederung 2" style:family="paragraph" style:parent-style-name="Predefinito_7e_LT_7e_Gliederung_20_1" style:default-outline-level="">
      <style:paragraph-properties fo:margin-left="0cm" fo:margin-right="0cm" fo:margin-top="0.245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445cm"/>
          <style:tab-stop style:position="1.693cm"/>
          <style:tab-stop style:position="2.94cm"/>
          <style:tab-stop style:position="4.189cm"/>
          <style:tab-stop style:position="5.436cm"/>
          <style:tab-stop style:position="6.685cm"/>
          <style:tab-stop style:position="7.932cm"/>
          <style:tab-stop style:position="9.181cm"/>
          <style:tab-stop style:position="10.428cm"/>
          <style:tab-stop style:position="11.675cm"/>
          <style:tab-stop style:position="12.924cm"/>
          <style:tab-stop style:position="14.173cm"/>
          <style:tab-stop style:position="15.42cm"/>
          <style:tab-stop style:position="16.669cm"/>
          <style:tab-stop style:position="17.916cm"/>
          <style:tab-stop style:position="19.165cm"/>
          <style:tab-stop style:position="20.412cm"/>
          <style:tab-stop style:position="21.661cm"/>
          <style:tab-stop style:position="22.908cm"/>
          <style:tab-stop style:position="24.15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redefinito_7e_LT_7e_Gliederung_20_3" style:display-name="Predefinito~LT~Gliederung 3" style:family="paragraph" style:parent-style-name="Predefinito_7e_LT_7e_Gliederung_20_2" style:default-outline-level="">
      <style:paragraph-properties fo:margin-left="0cm" fo:margin-right="0cm" fo:margin-top="0.212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finito_7e_LT_7e_Gliederung_20_4" style:display-name="Predefinito~LT~Gliederung 4" style:family="paragraph" style:parent-style-name="Predefinito_7e_LT_7e_Gliederung_20_3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5" style:display-name="Predefinito~LT~Gliederung 5" style:family="paragraph" style:parent-style-name="Predefinito_7e_LT_7e_Gliederung_20_4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6" style:display-name="Predefinito~LT~Gliederung 6" style:family="paragraph" style:parent-style-name="Predefinito_7e_LT_7e_Gliederung_20_5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7" style:display-name="Predefinito~LT~Gliederung 7" style:family="paragraph" style:parent-style-name="Predefinito_7e_LT_7e_Gliederung_20_6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8" style:display-name="Predefinito~LT~Gliederung 8" style:family="paragraph" style:parent-style-name="Predefinito_7e_LT_7e_Gliederung_20_7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9" style:display-name="Predefinito~LT~Gliederung 9" style:family="paragraph" style:parent-style-name="Predefinito_7e_LT_7e_Gliederung_20_8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Titel" style:display-name="Predefinito~LT~Titel" style:family="paragraph" style:default-outline-level="">
      <style:paragraph-properties fo:margin-left="0cm" fo:margin-right="0cm" fo:margin-top="0cm" fo:margin-bottom="0cm" loext:contextual-spacing="false" fo:line-height="86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e3e3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Untertitel" style:display-name="Predefinito~LT~Untertitel" style:family="paragraph" style:default-outline-level="">
      <style:paragraph-properties fo:margin-left="0cm" fo:margin-right="0cm" fo:margin-top="0.282cm" fo:margin-bottom="0cm" loext:contextual-spacing="false" fo:line-height="86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Notizen" style:display-name="Predefinito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Hintergrundobjekte" style:display-name="Predefinito~LT~Hintergrundobjekte" style:family="paragraph" style:default-outline-level="">
      <style:paragraph-properties fo:margin-left="0cm" fo:margin-right="0cm" fo:margin-top="0cm" fo:margin-bottom="0cm" loext:contextual-spacing="false" fo:line-height="9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finito_7e_LT_7e_Hintergrund" style:display-name="Predefinit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ggetti_20_di_20_sfondo" style:display-name="Oggetti di s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1" style:display-name="Struttura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2" style:display-name="Struttura 2" style:family="paragraph" style:parent-style-name="Struttura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Struttura_20_3" style:display-name="Struttura 3" style:family="paragraph" style:parent-style-name="Struttura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Struttura_20_4" style:display-name="Struttura 4" style:family="paragraph" style:parent-style-name="Struttura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truttura_20_5" style:display-name="Struttura 5" style:family="paragraph" style:parent-style-name="Struttura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ruttura_20_6" style:display-name="Struttura 6" style:family="paragraph" style:parent-style-name="Struttura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ruttura_20_7" style:display-name="Struttura 7" style:family="paragraph" style:parent-style-name="Struttura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ruttura_20_8" style:display-name="Struttura 8" style:family="paragraph" style:parent-style-name="Struttura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ruttura_20_9" style:display-name="Struttura 9" style:family="paragraph" style:parent-style-name="Struttura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1" style:display-name="Titolo1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Gliederung_20_2" style:display-name="Titolo1~LT~Gliederung 2" style:family="paragraph" style:parent-style-name="Titolo1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olo1_7e_LT_7e_Gliederung_20_3" style:display-name="Titolo1~LT~Gliederung 3" style:family="paragraph" style:parent-style-name="Titolo1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olo1_7e_LT_7e_Gliederung_20_4" style:display-name="Titolo1~LT~Gliederung 4" style:family="paragraph" style:parent-style-name="Titolo1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olo1_7e_LT_7e_Gliederung_20_5" style:display-name="Titolo1~LT~Gliederung 5" style:family="paragraph" style:parent-style-name="Titolo1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6" style:display-name="Titolo1~LT~Gliederung 6" style:family="paragraph" style:parent-style-name="Titolo1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7" style:display-name="Titolo1~LT~Gliederung 7" style:family="paragraph" style:parent-style-name="Titolo1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8" style:display-name="Titolo1~LT~Gliederung 8" style:family="paragraph" style:parent-style-name="Titolo1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9" style:display-name="Titolo1~LT~Gliederung 9" style:family="paragraph" style:parent-style-name="Titolo1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Titel" style:display-name="Titolo1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Untertitel" style:display-name="Titolo1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Notizen" style:display-name="Titolo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Hintergrundobjekte" style:display-name="Titolo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1_7e_LT_7e_Hintergrund" style:display-name="Titolo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2_7e_LT_7e_Gliederung_20_1" style:display-name="Titolo2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Gliederung_20_2" style:display-name="Titolo2~LT~Gliederung 2" style:family="paragraph" style:parent-style-name="Titolo2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olo2_7e_LT_7e_Gliederung_20_3" style:display-name="Titolo2~LT~Gliederung 3" style:family="paragraph" style:parent-style-name="Titolo2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olo2_7e_LT_7e_Gliederung_20_4" style:display-name="Titolo2~LT~Gliederung 4" style:family="paragraph" style:parent-style-name="Titolo2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5" style:display-name="Titolo2~LT~Gliederung 5" style:family="paragraph" style:parent-style-name="Titolo2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6" style:display-name="Titolo2~LT~Gliederung 6" style:family="paragraph" style:parent-style-name="Titolo2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7" style:display-name="Titolo2~LT~Gliederung 7" style:family="paragraph" style:parent-style-name="Titolo2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8" style:display-name="Titolo2~LT~Gliederung 8" style:family="paragraph" style:parent-style-name="Titolo2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9" style:display-name="Titolo2~LT~Gliederung 9" style:family="paragraph" style:parent-style-name="Titolo2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Titel" style:display-name="Titolo2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Untertitel" style:display-name="Titolo2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Notizen" style:display-name="Titolo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Hintergrundobjekte" style:display-name="Titolo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2_7e_LT_7e_Hintergrund" style:display-name="Titolo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3_7e_LT_7e_Gliederung_20_1" style:display-name="Titolo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Gliederung_20_2" style:display-name="Titolo3~LT~Gliederung 2" style:family="paragraph" style:parent-style-name="Titolo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olo3_7e_LT_7e_Gliederung_20_3" style:display-name="Titolo3~LT~Gliederung 3" style:family="paragraph" style:parent-style-name="Titolo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olo3_7e_LT_7e_Gliederung_20_4" style:display-name="Titolo3~LT~Gliederung 4" style:family="paragraph" style:parent-style-name="Titolo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olo3_7e_LT_7e_Gliederung_20_5" style:display-name="Titolo3~LT~Gliederung 5" style:family="paragraph" style:parent-style-name="Titolo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Gliederung_20_6" style:display-name="Titolo3~LT~Gliederung 6" style:family="paragraph" style:parent-style-name="Titolo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Gliederung_20_7" style:display-name="Titolo3~LT~Gliederung 7" style:family="paragraph" style:parent-style-name="Titolo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Gliederung_20_8" style:display-name="Titolo3~LT~Gliederung 8" style:family="paragraph" style:parent-style-name="Titolo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Gliederung_20_9" style:display-name="Titolo3~LT~Gliederung 9" style:family="paragraph" style:parent-style-name="Titolo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Titel" style:display-name="Titolo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Untertitel" style:display-name="Titolo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Notizen" style:display-name="Titolo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Hintergrundobjekte" style:display-name="Titolo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3_7e_LT_7e_Hintergrund" style:display-name="Titolo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5-29T17:42:20.650910134</dc:date>
    <meta:editing-duration>PT6H54M43S</meta:editing-duration>
    <meta:editing-cycles>37</meta:editing-cycles>
    <meta:generator>LibreOffice/5.1.6.2$Linux_X86_64 LibreOffice_project/10m0$Build-2</meta:generator>
    <meta:printed-by>gabriele morlini</meta:printed-by>
    <meta:print-date>2018-05-24T11:33:04.078555336</meta:print-date>
    <meta:document-statistic meta:table-count="0" meta:image-count="0" meta:object-count="0" meta:page-count="5" meta:paragraph-count="201" meta:word-count="817" meta:character-count="7222" meta:non-whitespace-character-count="5742"/>
  </office:meta>
</office:document-meta>
</file>